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Util.invokeConstructor( Class type , Class [ ] argTypes , Object [ ] arg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Util.getConstructor( Class type , Class [ ] argTyp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